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3c69e" officeooo:paragraph-rsid="0003c69e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officeooo:paragraph-rsid="0003c69e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c69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зюме</text:p>
      <text:p text:style-name="P2"/>
      <text:p text:style-name="P2">Имя: <text:span text:style-name="T1">Алексей</text:span></text:p>
      <text:p text:style-name="P2"/>
      <text:p text:style-name="P2">Опыт работы: Я фрилансер с чуть более чем годом практического опыта (<text:span text:style-name="T1">1 год и 1 месяц</text:span>), что позволило мне развить навыки <text:span text:style-name="T2">на хорошем уровне.</text:span></text:p>
      <text:p text:style-name="P2"/>
      <text:p text:style-name="P2">Контакты: Вы можете связаться со мной через Telegram - <text:span text:style-name="T1">@randomlywebban</text:span><text:span text:style-name="T3">.</text:span></text:p>
      <text:p text:style-name="P2"/>
      <text:p text:style-name="P2">Технические навыки: Моя основная специализация заключается в <text:span text:style-name="T2">создании</text:span> сайтов и доработке проектов на фреймворках и языках, с которыми я знаком. Я создаю веб-приложения, используя <text:span text:style-name="T1">Django, DRF, PostgreSQL, React.js и Bootstrap5</text:span>, что позволяет мне разрабатывать как <text:span text:style-name="T1">фронтенд</text:span>, так и <text:span text:style-name="T1">бэкенд</text:span>.</text:p>
      <text:p text:style-name="P2"/>
      <text:p text:style-name="P2">Уровень знаний: Я обладаю хорошими знаниями <text:span text:style-name="T1">Python, CSS, HTML и SQL</text:span>. JavaScript пока является для меня слабым местом, <text:span text:style-name="T2">но я</text:span> активно работаю над его <text:span text:style-name="T2">изученим</text:span>.</text:p>
      <text:p text:style-name="P2"/>
      <text:p text:style-name="P2">Образование: Все курсы и материалы я разрабатывал <text:span text:style-name="T4">самостоятельно</text:span>, что дало мне возможность глубже понять каждый аспект своей работы и <text:span text:style-name="T4">адаптировать</text:span> обучение под свои нужды.</text:p>
      <text:p text:style-name="P2"/>
      <text:p text:style-name="P2">О себе: Я организованный и целеустремленный специалист, имеющий опыт удалённой поддержки. Уверенно работаю с системой контроля версий <text:span text:style-name="T1">Git</text:span>, что позволяет мне <text:span text:style-name="T1">эффективно</text:span> управлять проектами. Хотя я предпочитаю работать самостоятельно, у меня есть <text:span text:style-name="T1">положительный опыт взаимодействия</text:span> с командой. Мой уровень английского позволяет мне читать и понимать техническую документацию, что значительно облегчает процесс работы. В числе моих проектов — фейковая биржа с полным функционалом (бэкенд) и интернет-магазин (фулл стек). Мое портфолио доступно по ссылке: <text:span text:style-name="T1">@randomlyportfolio</text:span>.</text:p>
      <text:p text:style-name="P2"/>
      <text:p text:style-name="P2">Увлечения: В свободное время я увлекаюсь видеоиграми, посещаю тренажёрный зал и продолжаю изучение английского языка. Я верю, что постоянное саморазвитие и увлечения помогают мне оставаться в тонусе и вдохновляют на новые идеи в работе.</text:p>
      <text:p text:style-name="P2"/>
      <text:p text:style-name="P2"><text:soft-page-break/>Если вы ищете надежного и целеустремленного разработчика, готового к новым вызовам и интересным проектам, буду рад обсудить возможное сотрудничество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9:34:21.237000000</meta:creation-date>
    <dc:date>2025-01-13T19:34:33.319000000</dc:date>
    <meta:editing-duration>PT12S</meta:editing-duration>
    <meta:editing-cycles>1</meta:editing-cycles>
    <meta:document-statistic meta:table-count="0" meta:image-count="0" meta:object-count="0" meta:page-count="2" meta:paragraph-count="10" meta:word-count="250" meta:character-count="1795" meta:non-whitespace-character-count="1554"/>
    <meta:generator>LibreOffice/24.8.4.2$Windows_X86_64 LibreOffice_project/bb3cfa12c7b1bf994ecc5649a80400d06cd71002</meta:generator>
  </office:meta>
</office:document-meta>
</file>